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5.875cm" svg:height="1.5cm" svg:x="1.125cm" svg:y="1.875cm">
          <text:p text:style-name="P1">cci_base_param</text:p>
        </draw:rect>
        <draw:rect draw:style-name="gr1" draw:text-style-name="P2" draw:layer="layout" svg:width="5.875cm" svg:height="1.5cm" svg:x="1.125cm" svg:y="5cm">
          <text:p text:style-name="P1">cci_param&lt;T&gt;</text:p>
        </draw:rect>
        <draw:rect draw:style-name="gr1" draw:text-style-name="P2" draw:layer="layout" svg:width="5.875cm" svg:height="1.5cm" svg:x="14.125cm" svg:y="1.875cm">
          <text:p text:style-name="P1">gs_param_base</text:p>
        </draw:rect>
        <draw:rect draw:style-name="gr1" draw:text-style-name="P2" draw:layer="layout" svg:width="5.875cm" svg:height="1.5cm" svg:x="14.125cm" svg:y="5cm">
          <text:p text:style-name="P1">gs_param&lt;T&gt;</text:p>
        </draw:rect>
        <draw:rect draw:style-name="gr1" draw:text-style-name="P2" draw:layer="layout" svg:width="5.875cm" svg:height="1.5cm" svg:x="7.625cm" svg:y="7.125cm">
          <text:p text:style-name="P1">gs_cci_base_param</text:p>
        </draw:rect>
        <draw:rect draw:style-name="gr1" draw:text-style-name="P2" draw:layer="layout" svg:width="5.875cm" svg:height="1.5cm" svg:x="7.625cm" svg:y="10.25cm">
          <text:p text:style-name="P1">gs_cci_param&lt;T&gt;</text:p>
        </draw:rect>
        <draw:line draw:style-name="gr2" draw:text-style-name="P2" draw:layer="layout" svg:x1="17cm" svg:y1="5cm" svg:x2="17cm" svg:y2="3.375cm">
          <text:p/>
        </draw:line>
        <draw:line draw:style-name="gr2" draw:text-style-name="P2" draw:layer="layout" svg:x1="13.375cm" svg:y1="10.25cm" svg:x2="17cm" svg:y2="6.5cm">
          <text:p/>
        </draw:line>
        <draw:line draw:style-name="gr2" draw:text-style-name="P2" draw:layer="layout" svg:x1="4.125cm" svg:y1="5cm" svg:x2="4.125cm" svg:y2="3.375cm">
          <text:p/>
        </draw:line>
        <draw:line draw:style-name="gr2" draw:text-style-name="P2" draw:layer="layout" svg:x1="8.5cm" svg:y1="7.125cm" svg:x2="6.875cm" svg:y2="3.375cm">
          <text:p/>
        </draw:line>
        <draw:line draw:style-name="gr2" draw:text-style-name="P2" draw:layer="layout" svg:x1="7.875cm" svg:y1="10.25cm" svg:x2="4.125cm" svg:y2="6.5cm">
          <text:p/>
        </draw:line>
        <draw:polyline draw:style-name="gr2" draw:text-style-name="P2" draw:layer="layout" svg:width="3.578cm" svg:height="0.732cm" draw:transform="rotate (0.211010306566075) translate (10.4713982679163cm 6.40790131847558cm)" svg:viewBox="0 0 3579 733" draw:points="0,17651 157,16918 3579,17651">
          <text:p/>
        </draw:polyline>
        <draw:frame draw:style-name="gr3" draw:text-style-name="P4" draw:layer="layout" svg:width="3.52cm" svg:height="0.823cm" svg:x="10.375cm" svg:y="5.552cm">
          <draw:text-box>
            <text:p text:style-name="P3"><text:span text:style-name="T1">T = std::st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Christian Schröder</meta:initial-creator>
    <meta:creation-date>2009-08-24T15:23:48</meta:creation-date>
    <dc:creator>Christian Schröder</dc:creator>
    <dc:date>2009-08-24T15:29:43</dc:date>
    <dc:language>de-DE</dc:language>
    <meta:editing-cycles>2</meta:editing-cycles>
    <meta:editing-duration>PT4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